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1" svg:font-family="Verdana, Arial, Helvetica, sans-serif"/>
    <style:font-face style:name="Verdana" svg:font-family="Verdana, Helvetica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rsid="000f77d2" officeooo:paragraph-rsid="000f77d2"/>
    </style:style>
    <style:style style:name="P2" style:family="paragraph" style:parent-style-name="Heading_20_2">
      <style:text-properties fo:font-variant="normal" fo:text-transform="none" fo:color="#000000" style:font-name="Verdana1" fo:letter-spacing="normal" fo:font-style="normal" fo:font-weight="normal"/>
    </style:style>
    <style:style style:name="P3" style:family="paragraph" style:parent-style-name="Heading_20_2">
      <style:text-properties officeooo:paragraph-rsid="000f9b5d"/>
    </style:style>
    <style:style style:name="P4" style:family="paragraph" style:parent-style-name="Heading_20_2">
      <style:text-properties officeooo:rsid="0018aa44" officeooo:paragraph-rsid="0018aa44"/>
    </style:style>
    <style:style style:name="P5" style:family="paragraph" style:parent-style-name="Text_20_body">
      <style:text-properties officeooo:paragraph-rsid="000f9b5d"/>
    </style:style>
    <style:style style:name="P6" style:family="paragraph" style:parent-style-name="Text_20_body">
      <style:text-properties fo:font-variant="normal" fo:text-transform="none" fo:color="#373a3c" style:font-name="apple-system" fo:font-size="15pt" fo:letter-spacing="normal" fo:font-style="normal" fo:font-weight="normal" officeooo:rsid="000f77d2" officeooo:paragraph-rsid="000f77d2"/>
    </style:style>
    <style:style style:name="P7" style:family="paragraph" style:parent-style-name="Text_20_body">
      <style:text-properties fo:font-variant="normal" fo:text-transform="none" fo:color="#000000" style:font-name="Verdana1" fo:font-size="8.25pt" fo:letter-spacing="normal" fo:font-style="normal" fo:font-weight="normal" officeooo:paragraph-rsid="0017b449"/>
    </style:style>
    <style:style style:name="P8" style:family="paragraph" style:parent-style-name="Text_20_body">
      <style:text-properties officeooo:paragraph-rsid="0013612e"/>
    </style:style>
    <style:style style:name="P9" style:family="paragraph" style:parent-style-name="Text_20_body">
      <style:text-properties officeooo:paragraph-rsid="001681c3"/>
    </style:style>
    <style:style style:name="P10" style:family="paragraph" style:parent-style-name="Text_20_body">
      <style:text-properties officeooo:paragraph-rsid="001727e1"/>
    </style:style>
    <style:style style:name="P11" style:family="paragraph" style:parent-style-name="Text_20_body">
      <style:text-properties officeooo:paragraph-rsid="0017b449"/>
    </style:style>
    <style:style style:name="P12" style:family="paragraph" style:parent-style-name="Text_20_body">
      <style:text-properties officeooo:rsid="0018aa44" officeooo:paragraph-rsid="0018aa44"/>
    </style:style>
    <style:style style:name="P13" style:family="paragraph" style:parent-style-name="Text_20_body">
      <style:text-properties officeooo:rsid="0019620f" officeooo:paragraph-rsid="0019620f"/>
    </style:style>
    <style:style style:name="P14" style:family="paragraph" style:parent-style-name="Text_20_body">
      <style:text-properties officeooo:paragraph-rsid="0019620f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Verdana1" fo:font-size="8.25pt" fo:letter-spacing="normal" fo:font-style="normal" fo:font-weight="normal"/>
    </style:style>
    <style:style style:name="T1" style:family="text">
      <style:text-properties officeooo:rsid="000f9b5d"/>
    </style:style>
    <style:style style:name="T2" style:family="text">
      <style:text-properties fo:font-variant="normal" fo:text-transform="none" fo:color="#000000" style:font-name="Verdana1" fo:font-size="8.25pt" fo:letter-spacing="normal" fo:font-style="normal" fo:font-weight="normal"/>
    </style:style>
    <style:style style:name="T3" style:family="text">
      <style:text-properties fo:font-variant="normal" fo:text-transform="none" fo:color="#000000" style:font-name="Verdana1" fo:font-size="8.25pt" fo:letter-spacing="normal" fo:font-style="normal" fo:font-weight="normal" officeooo:rsid="0013612e"/>
    </style:style>
    <style:style style:name="T4" style:family="text">
      <style:text-properties fo:font-variant="normal" fo:text-transform="none" fo:color="#000000" style:font-name="Verdana1" fo:font-size="8.25pt" fo:letter-spacing="normal" fo:font-style="normal" fo:font-weight="normal" officeooo:rsid="001681c3"/>
    </style:style>
    <style:style style:name="T5" style:family="text">
      <style:text-properties fo:font-variant="normal" fo:text-transform="none" fo:color="#000000" style:font-name="Verdana1" fo:font-size="8.25pt" fo:letter-spacing="normal" fo:font-style="normal" fo:font-weight="normal" officeooo:rsid="001681c3" style:font-weight-asian="bold" style:font-weight-complex="bold"/>
    </style:style>
    <style:style style:name="T6" style:family="text">
      <style:text-properties fo:font-variant="normal" fo:text-transform="none" fo:color="#000000" style:font-name="Verdana1" fo:font-size="8.25pt" fo:letter-spacing="normal" fo:font-style="normal" fo:font-weight="normal" officeooo:rsid="001727e1"/>
    </style:style>
    <style:style style:name="T7" style:family="text">
      <style:text-properties fo:font-variant="normal" fo:text-transform="none" fo:color="#000000" style:font-name="Verdana1" fo:font-size="8.25pt" fo:letter-spacing="normal" fo:font-style="normal" fo:font-weight="normal" officeooo:rsid="0017b449"/>
    </style:style>
    <style:style style:name="T8" style:family="text">
      <style:text-properties fo:font-variant="normal" fo:text-transform="none" fo:color="#000000" style:font-name="Verdana1" fo:font-size="8.25pt" fo:letter-spacing="normal" fo:font-style="normal" fo:font-weight="normal" officeooo:rsid="000f9b5d"/>
    </style:style>
    <style:style style:name="T9" style:family="text">
      <style:text-properties fo:font-variant="normal" fo:text-transform="none" fo:color="#000000" style:font-name="Verdana1" fo:font-size="8.25pt" fo:letter-spacing="normal" fo:font-style="normal" officeooo:rsid="001727e1"/>
    </style:style>
    <style:style style:name="T10" style:family="text">
      <style:text-properties fo:font-variant="normal" fo:text-transform="none" fo:color="#000000" style:font-name="Verdana1" fo:letter-spacing="normal" fo:font-style="normal" fo:font-weight="normal"/>
    </style:style>
    <style:style style:name="T11" style:family="text">
      <style:text-properties fo:font-variant="normal" fo:text-transform="none" fo:color="#000000" style:font-name="Verdana" fo:font-size="8.25pt" fo:letter-spacing="normal" fo:font-style="normal" fo:font-weight="normal"/>
    </style:style>
    <style:style style:name="T12" style:family="text">
      <style:text-properties fo:font-variant="normal" fo:text-transform="none" fo:color="#000000" style:font-name="Verdana" fo:letter-spacing="normal" fo:font-style="normal" fo:font-weight="normal"/>
    </style:style>
    <style:style style:name="T13" style:family="text">
      <style:text-properties fo:font-variant="normal" fo:text-transform="none" fo:color="#373a3c" style:font-name="apple-system" fo:font-size="15pt" fo:letter-spacing="normal" fo:font-style="normal" fo:font-weight="normal"/>
    </style:style>
    <style:style style:name="T14" style:family="text">
      <style:text-properties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ecurity review</text:p>
      <text:p text:style-name="P1"/>
      <text:p text:style-name="P6">1. Zidentyfikuj podatności (vulnerabilities) związane z tym urządzeniem.</text:p>
      <text:p text:style-name="P1">Możliwe podatności:</text:p>
      <text:p text:style-name="P13">Cross Site Scripting</text:p>
      <text:h text:style-name="P3" text:outline-level="2"><text:span text:style-name="Strong_20_Emphasis"><text:span text:style-name="T11">CVE-2020-10094</text:span></text:span></text:h>
      <text:p text:style-name="P5"><text:a xlink:type="simple" xlink:href="http://support.lexmark.com/index?id=TE936&amp;page=content&amp;locale=EN&amp;userlocale=EN_US" text:style-name="Internet_20_link" text:visited-style-name="Visited_20_Internet_20_Link"><text:span text:style-name="Strong_20_Emphasis"><text:span text:style-name="T2">http://support.lexmark.com/index?id=TE936&amp;page=content&amp;locale=EN&amp;userlocale=EN_US</text:span></text:span></text:a></text:p>
      <text:p text:style-name="P5"><text:a xlink:type="simple" xlink:href="https://cve.mitre.org/cgi-bin/cvename.cgi?name=CVE-2020-10094" text:style-name="Internet_20_link" text:visited-style-name="Visited_20_Internet_20_Link"><text:span text:style-name="Strong_20_Emphasis"><text:span text:style-name="T2">https://cve.mitre.org/cgi-bin/cvename.cgi?name=CVE-2020-10094</text:span></text:span></text:a></text:p>
      <text:p text:style-name="P5">CVE-2020-10093</text:p>
      <text:p text:style-name="P5"><text:a xlink:type="simple" xlink:href="http://support.lexmark.com/index?id=TE936&amp;page=content&amp;locale=EN&amp;userlocale=EN_US" text:style-name="Internet_20_link" text:visited-style-name="Visited_20_Internet_20_Link">http://support.lexmark.com/index?id=TE936&amp;page=content&amp;locale=EN&amp;userlocale=EN_US</text:a></text:p>
      <text:p text:style-name="P5"><text:a xlink:type="simple" xlink:href="https://cve.mitre.org/cgi-bin/cvename.cgi?name=CVE-2020-10093" text:style-name="Internet_20_link" text:visited-style-name="Visited_20_Internet_20_Link">https://cve.mitre.org/cgi-bin/cvename.cgi?name=CVE-2020-10093</text:a></text:p>
      <text:p text:style-name="P10"><text:span text:style-name="Strong_20_Emphasis"><text:span text:style-name="T2">CVE-2019-19772</text:span></text:span><text:span text:style-name="T2">,</text:span></text:p>
      <text:p text:style-name="P10"><text:span text:style-name="T2">https://cve.mitre.org/cgi-bin/cvename.cgi?name=CVE-2019-19772</text:span></text:p>
      <text:p text:style-name="P10"><text:span text:style-name="T2"> </text:span><text:span text:style-name="Strong_20_Emphasis"><text:span text:style-name="T2">CVE-2019-19773</text:span></text:span></text:p>
      <text:p text:style-name="P10"><text:span text:style-name="Strong_20_Emphasis"><text:span text:style-name="T2">https://cve.mitre.org/cgi-bin/cvename.cgi?name=CVE-2019-19773</text:span></text:span></text:p>
      <text:p text:style-name="P10"><text:a xlink:type="simple" xlink:href="http://support.lexmark.com/index?page=content&amp;id=TE935&amp;locale=en&amp;userlocale=EN_US" text:style-name="Internet_20_link" text:visited-style-name="Visited_20_Internet_20_Link"><text:span text:style-name="Strong_20_Emphasis"><text:span text:style-name="T2">http://support.lexmark.com/index?page=content&amp;id=TE935&amp;locale=en&amp;userlocale=EN_US</text:span></text:span></text:a></text:p>
      <text:p text:style-name="P10"><text:span text:style-name="Strong_20_Emphasis"><text:span text:style-name="T2">CVE-2019-18791</text:span></text:span></text:p>
      <text:p text:style-name="P10"><text:span text:style-name="Strong_20_Emphasis"><text:span text:style-name="T2">https://cve.mitre.org/cgi-bin/cvename.cgi?name=CVE-2019-18791</text:span></text:span></text:p>
      <text:p text:style-name="P10"><text:span text:style-name="Strong_20_Emphasis"><text:span text:style-name="T2">http://support.lexmark.com/index?age=content&amp;id=TE933&amp;modifiedDate=02/04/20&amp;actp=LIST_RECENT&amp;userlocale=EN_US&amp;locale=en</text:span></text:span></text:p>
      <text:p text:style-name="P9"><text:span text:style-name="Strong_20_Emphasis"><text:span text:style-name="T4">Brak ograniczenia do menu SE i skrótów – nieuwierzytelniony użytkownik może </text:span></text:span><text:span text:style-name="Strong_20_Emphasis"><text:span text:style-name="T5">uzyskać dostęp do tych menu.Żadne z tych menu nie zapewnia dostępu do danych drukowania / skanowania.</text:span></text:span></text:p>
      <text:p text:style-name="P5"><text:s/><text:span text:style-name="Strong_20_Emphasis"><text:span text:style-name="T2">CVE-2019-9934</text:span></text:span></text:p>
      <text:p text:style-name="P5"><text:a xlink:type="simple" xlink:href="https://cve.mitre.org/cgi-bin/cvename.cgi?name=CVE-2019-9934" text:style-name="Internet_20_link" text:visited-style-name="Visited_20_Internet_20_Link"><text:span text:style-name="Strong_20_Emphasis"><text:span text:style-name="T2">https://cve.mitre.org/cgi-bin/cvename.cgi?name=CVE-2019-9934</text:span></text:span></text:a></text:p>
      <text:p text:style-name="P5"><text:span text:style-name="Strong_20_Emphasis"><text:span text:style-name="T2">CVE-2019-9935</text:span></text:span></text:p>
      <text:p text:style-name="P5"><text:span text:style-name="Strong_20_Emphasis"><text:span text:style-name="T2">https://cve.mitre.org/cgi-bin/cvename.cgi?name=CVE-2019-9935</text:span></text:span></text:p>
      <text:p text:style-name="P5"><text:a xlink:type="simple" xlink:href="http://support.lexmark.com/index?page=content&amp;id=TE924&amp;locale=en&amp;userlocale=EN_US" text:style-name="Internet_20_link" text:visited-style-name="Visited_20_Internet_20_Link"><text:span text:style-name="Strong_20_Emphasis"><text:span text:style-name="T2">http://support.lexmark.com/index?page=content&amp;id=TE924&amp;locale=en&amp;userlocale=EN_US</text:span></text:span></text:a></text:p>
      <text:p text:style-name="P5"><text:span text:style-name="Strong_20_Emphasis"><text:span text:style-name="T2"/></text:span></text:p>
      <text:p text:style-name="P10"><text:span text:style-name="Strong_20_Emphasis"><text:span text:style-name="T6">Możliwość wykonywania dowolnego kodu na drukarce</text:span></text:span></text:p>
      <text:p text:style-name="P10"><text:span text:style-name="Strong_20_Emphasis"><text:span text:style-name="T6">CVE-2019-9930</text:span></text:span></text:p>
      <text:p text:style-name="P10"><text:span text:style-name="Strong_20_Emphasis"><text:span text:style-name="T6">https://cve.mitre.org/cgi-bin/cvename.cgi?name=CVE-2019-9930</text:span></text:span></text:p>
      <text:p text:style-name="P10"><text:span text:style-name="Strong_20_Emphasis"><text:span text:style-name="T6">CVE-2019-9932</text:span></text:span></text:p>
      <text:p text:style-name="P10"><text:span text:style-name="Strong_20_Emphasis"><text:span text:style-name="T6">https://cve.mitre.org/cgi-bin/cvename.cgi?name=CVE-2019-9932</text:span></text:span></text:p>
      <text:p text:style-name="P10"><text:span text:style-name="Strong_20_Emphasis"><text:span text:style-name="T6">CVE-2019-9933</text:span></text:span></text:p>
      <text:p text:style-name="P10"><text:soft-page-break/><text:a xlink:type="simple" xlink:href="https://cve.mitre.org/cgi-bin/cvename.cgi?name=CVE-2019-9933" text:style-name="Internet_20_link" text:visited-style-name="Visited_20_Internet_20_Link"><text:span text:style-name="Strong_20_Emphasis"><text:span text:style-name="T6">https://cve.mitre.org/cgi-bin/cvename.cgi?name=CVE-2019-9933</text:span></text:span></text:a></text:p>
      <text:p text:style-name="P10"><text:a xlink:type="simple" xlink:href="http://support.lexmark.com/index?page=content&amp;id=TE920&amp;locale=EN&amp;userlocale=EN_US" text:style-name="Internet_20_link" text:visited-style-name="Visited_20_Internet_20_Link"><text:span text:style-name="Strong_20_Emphasis"><text:span text:style-name="T6">http://support.lexmark.com/index?page=content&amp;id=TE920&amp;locale=EN&amp;userlocale=EN_US</text:span></text:span></text:a></text:p>
      <text:p text:style-name="P10"><text:span text:style-name="Strong_20_Emphasis"><text:span text:style-name="T6"/></text:span></text:p>
      <text:p text:style-name="P10"><text:span text:style-name="Strong_20_Emphasis"><text:span text:style-name="T6">Luka umożliwiająca atak typu DoS – odmowa usługi</text:span></text:span></text:p>
      <text:p text:style-name="P10"><text:span text:style-name="Strong_20_Emphasis"><text:span text:style-name="T9"> </text:span></text:span><text:span text:style-name="Strong_20_Emphasis"><text:span text:style-name="T6">CVE-2019-9931</text:span></text:span></text:p>
      <text:p text:style-name="P10"><text:span text:style-name="Strong_20_Emphasis"><text:span text:style-name="T6">https://cve.mitre.org/cgi-bin/cvename.cgi?name=CVE-2019-9931</text:span></text:span></text:p>
      <text:p text:style-name="P10"><text:a xlink:type="simple" xlink:href="http://support.lexmark.com/index?page=content&amp;id=TE919&amp;locale=EN&amp;userlocale=EN_US" text:style-name="Internet_20_link" text:visited-style-name="Visited_20_Internet_20_Link"><text:span text:style-name="Strong_20_Emphasis"><text:span text:style-name="T6">http://support.lexmark.com/index?page=content&amp;id=TE919&amp;locale=EN&amp;userlocale=EN_US</text:span></text:span></text:a></text:p>
      <text:p text:style-name="P10"><text:span text:style-name="Strong_20_Emphasis"><text:span text:style-name="T6"/></text:span></text:p>
      <text:p text:style-name="P10"><text:span text:style-name="Strong_20_Emphasis"><text:span text:style-name="T6">Luka zabezpieczeń, umożliwiająca nieuwierzytelnionemu użytkownikowi wyczyszczenie zapisanych skrótów.</text:span></text:span></text:p>
      <text:p text:style-name="P10"><text:span text:style-name="Strong_20_Emphasis"><text:span text:style-name="T6">CVE-2019-6489</text:span></text:span><text:line-break/><text:span text:style-name="Strong_20_Emphasis"><text:span text:style-name="T6">https://cve.mitre.org/cgi-bin/cvename.cgi?name=CVE-2019-6489</text:span></text:span></text:p>
      <text:p text:style-name="P10"><text:a xlink:type="simple" xlink:href="http://support.lexmark.com/index?id=TE912&amp;page=content&amp;locale=EN&amp;userlocale=EN_US" text:style-name="Internet_20_link" text:visited-style-name="Visited_20_Internet_20_Link"><text:span text:style-name="Strong_20_Emphasis"><text:span text:style-name="T6">http://support.lexmark.com/index?id=TE912&amp;page=content&amp;locale=EN&amp;userlocale=EN_US</text:span></text:span></text:a></text:p>
      <text:p text:style-name="P10"><text:span text:style-name="Strong_20_Emphasis"><text:span text:style-name="T6">Lexmark Services Monitor (LSM) zawiera lukę umożliwiającą przechodzenie przez katalogi, którą można wykorzystać do wyodrębnienia plików z systemu operacyjnego, w którym zainstalowano LSM.</text:span></text:span></text:p>
      <text:p text:style-name="P10"><text:span text:style-name="Strong_20_Emphasis"><text:span text:style-name="T6">Pomyślne wykorzystanie tej luki może doprowadzić do ujawnienia wszystkich informacji przechowywanych w systemie, na którym działa LSM.</text:span></text:span></text:p>
      <text:p text:style-name="P10">CVE-2019-16758</text:p>
      <text:p text:style-name="P10"><text:a xlink:type="simple" xlink:href="https://cve.mitre.org/cgi-bin/cvename.cgi?name=CVE-2019-16758" text:style-name="Internet_20_link" text:visited-style-name="Visited_20_Internet_20_Link"><text:span text:style-name="Strong_20_Emphasis"><text:span text:style-name="T6">https://cve.mitre.org/cgi-bin/cvename.cgi?name=CVE-2019-16758</text:span></text:span></text:a></text:p>
      <text:p text:style-name="P10"><text:a xlink:type="simple" xlink:href="http://support.lexmark.com/index?page=content&amp;id=TE930&amp;locale=en&amp;userlocale=EN_US" text:style-name="Internet_20_link" text:visited-style-name="Visited_20_Internet_20_Link"><text:span text:style-name="Strong_20_Emphasis"><text:span text:style-name="T6">http://support.lexmark.com/index?page=content&amp;id=TE930&amp;locale=en&amp;userlocale=EN_US</text:span></text:span></text:a></text:p>
      <text:p text:style-name="P11"><text:span text:style-name="Strong_20_Emphasis"><text:span text:style-name="T7">Domyślnie włączona usługa „finger”, Ta usługa umożliwia nieuwierzytelniony dostęp do wewnętrznych informacji diagnostycznych urządzenia.</text:span></text:span></text:p>
      <text:p text:style-name="P11"><text:span text:style-name="Strong_20_Emphasis"><text:span text:style-name="T7"><text:line-break/>Pomyślne wykorzystanie tej luki może doprowadzić do ujawnienia informacji diagnostycznych z urządzenia.</text:span></text:span></text:p>
      <text:p text:style-name="P11"><text:span text:style-name="Strong_20_Emphasis"><text:span text:style-name="T7">CVE-2019-10059</text:span></text:span></text:p>
      <text:p text:style-name="P11"><text:a xlink:type="simple" xlink:href="https://cve.mitre.org/cgi-bin/cvename.cgi?name=CVE-2019-10059" text:style-name="Internet_20_link" text:visited-style-name="Visited_20_Internet_20_Link"><text:span text:style-name="Strong_20_Emphasis"><text:span text:style-name="T7">https://cve.mitre.org/cgi-bin/cvename.cgi?name=CVE-2019-10059</text:span></text:span></text:a></text:p>
      <text:p text:style-name="P11"><text:a xlink:type="simple" xlink:href="http://support.lexmark.com/index?page=content&amp;id=TE923&amp;locale=EN&amp;userlocale=EN_US" text:style-name="Internet_20_link" text:visited-style-name="Visited_20_Internet_20_Link"><text:span text:style-name="Strong_20_Emphasis"><text:span text:style-name="T7">http://support.lexmark.com/index?page=content&amp;id=TE923&amp;locale=EN&amp;userlocale=EN_US</text:span></text:span></text:a></text:p>
      <text:p text:style-name="P11"><text:span text:style-name="Strong_20_Emphasis"><text:span text:style-name="T7">W niektórych starszych urządzeniach Lexmarka brakuje funkcji blokady konta</text:span></text:span></text:p>
      <text:p text:style-name="P11"><text:span text:style-name="Strong_20_Emphasis"><text:span text:style-name="T7">Poświadczenia konta lokalnego można pobrać z urządzenia za pomocą zgadywania brutalnej siły.</text:span></text:span></text:p>
      <text:p text:style-name="P11"><text:span text:style-name="Strong_20_Emphasis"><text:span text:style-name="T7">CVE-2019-10058</text:span></text:span></text:p>
      <text:p text:style-name="Text_20_body">https://cve.mitre.org/cgi-bin/cvename.cgi?name=CVE-2019-10058<text:line-break/><text:a xlink:type="simple" xlink:href="http://support.lexmark.com/index?page=content&amp;id=TE922&amp;locale=EN&amp;userlocale=EN_US" text:style-name="Internet_20_link" text:visited-style-name="Visited_20_Internet_20_Link">http://support.lexmark.com/index?page=content&amp;id=TE922&amp;locale=EN&amp;userlocale=EN_US</text:a></text:p>
      <text:p text:style-name="Text_20_body"/>
      <text:h text:style-name="P2" text:outline-level="2">Cross Site Request Forgery (CVE-2019-10057)</text:h>
      <text:p text:style-name="P15">Wiele starszych urządzeń firmy Lexmark wbudowanych w serwer sieciowy zawiera lukę umożliwiającą atak polegający na fałszowaniu żądań między witrynami, która umożliwia zmianę hasła do konta lokalnego bez wiedzy uwierzytelnionego użytkownika.</text:p>
      <text:p text:style-name="P15">Pomyślne wykorzystanie tej luki może doprowadzić do przejęcia lokalnego konta na urządzeniu.</text:p>
      <text:p text:style-name="P15"><text:span text:style-name="Strong_20_Emphasis"><text:span text:style-name="T14">CVE-2019-10057</text:span></text:span></text:p>
      <text:p text:style-name="P11"><text:a xlink:type="simple" xlink:href="https://cve.mitre.org/cgi-bin/cvename.cgi?name=CVE-2019-10057" text:style-name="Internet_20_link" text:visited-style-name="Visited_20_Internet_20_Link">https://cve.mitre.org/cgi-bin/cvename.cgi?name=CVE-2019-10057</text:a></text:p>
      <text:p text:style-name="P11">http://support.lexmark.com/index?page=content&amp;id=TE921&amp;locale=EN&amp;userlocale=EN_US<text:line-break/><text:span text:style-name="T10">Luka w zabezpieczeniach dotycząca przechodzenia przez katalog</text:span></text:p>
      <text:p text:style-name="P7"><text:soft-page-break/>Urządzenia Lexmarka zawierają lukę umożliwiającą przechodzenie przez katalogi.</text:p>
      <text:p text:style-name="P11"><text:span text:style-name="T2">Luka umożliwia nieuwierzytelniony dostęp do poufnych plików na urządzeniu.</text:span></text:p>
      <text:p text:style-name="P11"><text:span text:style-name="T2">Pomyślne wykorzystanie tej luki może doprowadzić do ujawnienia konfiguracji i informacji o systemie operacyjnym na urządzeniu, którego dotyczy luka.</text:span><text:line-break/><text:span text:style-name="T2">CVE-2018-18894</text:span></text:p>
      <text:p text:style-name="Text_20_body"><text:a xlink:type="simple" xlink:href="https://cve.mitre.org/cgi-bin/cvename.cgi?name=CVE-2018-18894" text:style-name="Internet_20_link" text:visited-style-name="Visited_20_Internet_20_Link">https://cve.mitre.org/cgi-bin/cvename.cgi?name=CVE-2018-18894</text:a></text:p>
      <text:p text:style-name="Text_20_body"><text:a xlink:type="simple" xlink:href="http://support.lexmark.com/index?page=content&amp;id=TE906&amp;locale=EN&amp;userlocale=EN_US" text:style-name="Internet_20_link" text:visited-style-name="Visited_20_Internet_20_Link">http://support.lexmark.com/index?page=content&amp;id=TE906&amp;locale=EN&amp;userlocale=EN_US</text:a></text:p>
      <text:h text:style-name="P2" text:outline-level="2">Luka w zabezpieczeniach serwerów LDAP i SMTP (CVE-2018-17944)</text:h>
      <text:p text:style-name="P12">Podatność przepełnieani bufforu</text:p>
      <text:h text:style-name="P4" text:outline-level="2"><text:span text:style-name="T12">CVE-2018-15519</text:span></text:h>
      <text:p text:style-name="P12">https://cve.mitre.org/cgi-bin/cvename.cgi?name=CVE-2018-15519</text:p>
      <text:p text:style-name="P5"><text:span text:style-name="Strong_20_Emphasis"><text:span text:style-name="T13">2. Opisz każdą z podatności.</text:span></text:span></text:p>
      <text:p text:style-name="P14"><text:span text:style-name="Strong_20_Emphasis"><text:span text:style-name="T8">Cross site scripting – możliwe wykorzystania podatności w celu ataku na przeglądarkę użytkowników, ujawniając dane logowania sesji i inne dane dostępne dla przeglądarki.</text:span></text:span></text:p>
      <text:p text:style-name="P5"><text:span text:style-name="Strong_20_Emphasis"><text:span text:style-name="T13">3. Przedstaw swoje rekomendacje.</text:span></text:span></text:p>
      <text:p text:style-name="P5"><text:span text:style-name="Strong_20_Emphasis"><text:span text:style-name="T2"/></text:span></text:p>
      <text:p text:style-name="P8"><text:span text:style-name="Strong_20_Emphasis"><text:span text:style-name="T3">Konfiguracja sieci:</text:span></text:span></text:p>
      <text:p text:style-name="P8"><text:span text:style-name="Strong_20_Emphasis"><text:span text:style-name="T3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1" svg:font-family="Verdana, Arial, Helvetica, sans-serif"/>
    <style:font-face style:name="Verdana" svg:font-family="Verdana, Helvetica, sans-serif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3:48:33.031389693</meta:creation-date>
    <dc:date>2021-04-21T15:30:52.839441922</dc:date>
    <meta:editing-duration>PT30M5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332" meta:character-count="4738" meta:non-whitespace-character-count="4471"/>
  </office:meta>
</office:document-meta>
</file>